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efa" officeooo:paragraph-rsid="0009eefa"/>
    </style:style>
    <style:style style:name="P2" style:family="paragraph" style:parent-style-name="Standard">
      <style:text-properties officeooo:rsid="000a6101" officeooo:paragraph-rsid="000a6101"/>
    </style:style>
    <style:style style:name="P3" style:family="paragraph" style:parent-style-name="Standard">
      <style:text-properties officeooo:rsid="000ba163" officeooo:paragraph-rsid="000ba163"/>
    </style:style>
    <style:style style:name="P4" style:family="paragraph" style:parent-style-name="Standard">
      <style:text-properties officeooo:rsid="000d7ab6" officeooo:paragraph-rsid="000d7ab6"/>
    </style:style>
    <style:style style:name="P5" style:family="paragraph" style:parent-style-name="Standard">
      <style:text-properties officeooo:rsid="000f64a2" officeooo:paragraph-rsid="000f64a2"/>
    </style:style>
    <style:style style:name="T1" style:family="text">
      <style:text-properties officeooo:rsid="0009eef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7ab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il -f /var/log/mail.log | → <text:span text:style-name="T1">si usa per i file di log e resta in wait aspettando una nuova riga</text:span></text:p>
      <text:p text:style-name="Standard"/>
      <text:p text:style-name="P1">split / [delimitatori e \s \- ecc], $variabile</text:p>
      <text:p text:style-name="P1"/>
      <text:p text:style-name="P1">push @array, $var</text:p>
      <text:p text:style-name="P1"/>
      <text:p text:style-name="P1">$#ARGV → ultimo indice di ARGV</text:p>
      <text:p text:style-name="P1"/>
      <text:p text:style-name="P2">input = &lt;&gt; o &lt;STDIN&gt;</text:p>
      <text:p text:style-name="P2"/>
      <text:p text:style-name="P3">~</text:p>
      <text:p text:style-name="P3"/>
      <text:p text:style-name="P3">^ → inizio riga - ? → fine riga (regex)</text:p>
      <text:p text:style-name="P3"/>
      <text:p text:style-name="P3">perl nome.pl <text:tab/>oppure<text:tab/>./nome<text:tab/><text:tab/>(però inizio file deve avere #! <text:span text:style-name="T2">usr</text:span><text:span text:style-name="T3">/bin/perl</text:span></text:p>
      <text:p text:style-name="P3"><text:span text:style-name="T3"/></text:p>
      <text:p text:style-name="P3"><text:span text:style-name="T3">chmod a+x nome_file<text:tab/><text:tab/>cambiare permessi file</text:span></text:p>
      <text:p text:style-name="P3"><text:span text:style-name="T3"/></text:p>
      <text:p text:style-name="P3"><text:span text:style-name="T3">for $ext (keys %HoH){</text:span></text:p>
      <text:p text:style-name="P3"><text:span text:style-name="T3"><text:tab/>for $key (keys $HoH {$ext}){</text:span></text:p>
      <text:p text:style-name="P3"><text:span text:style-name="T3"><text:tab/><text:tab/>print “$key → </text:span><text:span text:style-name="T4">$HoH{$ext}{$key}</text:span></text:p>
      <text:p text:style-name="P3"><text:span text:style-name="T4"><text:tab/>}</text:span></text:p>
      <text:p text:style-name="P4"><text:span text:style-name="T3">}</text:span></text:p>
      <text:p text:style-name="P4"><text:span text:style-name="T4"/></text:p>
      <text:p text:style-name="P5"><text:span text:style-name="T3">while (&lt;FH&gt;)</text:span></text:p>
      <text:p text:style-name="P3"/>
      <text:p text:style-name="P5">join(valore per joinare, array o serie di stringhe)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21:50:14.224453217</meta:creation-date>
    <meta:generator>LibreOffice/7.3.5.2$Linux_X86_64 LibreOffice_project/30$Build-2</meta:generator>
    <dc:date>2022-09-04T21:59:58.326404126</dc:date>
    <meta:editing-duration>PT9M13S</meta:editing-duration>
    <meta:editing-cycles>5</meta:editing-cycles>
    <meta:document-statistic meta:table-count="0" meta:image-count="0" meta:object-count="0" meta:page-count="1" meta:paragraph-count="16" meta:word-count="95" meta:character-count="513" meta:non-whitespace-character-count="427"/>
  </office:meta>
</office:document-meta>
</file>